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257f8" officeooo:paragraph-rsid="0001717c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1717c" officeooo:paragraph-rsid="000171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68486" officeooo:paragraph-rsid="00068486" style:font-size-asian="10.5pt" style:font-weight-asian="normal" style:font-size-complex="12pt" style:font-weight-complex="normal"/>
    </style:style>
    <style:style style:name="T1" style:family="text">
      <style:text-properties officeooo:rsid="0001717c"/>
    </style:style>
    <style:style style:name="T2" style:family="text">
      <style:text-properties officeooo:rsid="0002a666"/>
    </style:style>
    <style:style style:name="T3" style:family="text">
      <style:text-properties fo:font-style="italic" officeooo:rsid="0002a666" style:font-style-asian="italic" style:font-style-complex="italic"/>
    </style:style>
    <style:style style:name="T4" style:family="text">
      <style:text-properties fo:font-style="italic" officeooo:rsid="0005dd59" style:font-style-asian="italic" style:font-style-complex="italic"/>
    </style:style>
    <style:style style:name="T5" style:family="text">
      <style:text-properties fo:font-style="normal" officeooo:rsid="0005dd59" style:font-style-asian="normal" style:font-style-complex="normal"/>
    </style:style>
    <style:style style:name="T6" style:family="text">
      <style:text-properties fo:font-style="normal" officeooo:rsid="0002a66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ster</text:span> Board</text:p>
      <text:p text:style-name="P2">The master board is a large (10x10?) board that acts as the supervisor for the Raspi, Display, Auxiliary, and Encoder boards. <text:span text:style-name="T2">It contains two power supply modules (see </text:span><text:span text:style-name="T3">Power</text:span><text:span text:style-name="T2">) that step 12VDC to 5VDC and 170VDC. The board also has a 8 LED status readout (see </text:span><text:span text:style-name="T4">Status</text:span><text:span text:style-name="T5">) </text:span><text:span text:style-name="T6">at</text:span><text:span text:style-name="T2"> the back of the case, cable jacks for connections to the Raspi, Display, and Encoder boards.</text:span></text:p>
      <text:p text:style-name="P2"/>
      <text:p text:style-name="P3">See each section’s documentation for more det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28:02.704189234</dc:date>
    <meta:editing-duration>PT4M17S</meta:editing-duration>
    <meta:editing-cycles>6</meta:editing-cycles>
    <meta:document-statistic meta:table-count="0" meta:image-count="0" meta:object-count="0" meta:page-count="1" meta:paragraph-count="3" meta:word-count="73" meta:character-count="422" meta:non-whitespace-character-count="352"/>
  </office:meta>
</office:document-meta>
</file>